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paragraph-rsid="000454d5"/>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ie de imprenta</text:h>
      <text:h text:style-name="Heading_20_2" text:outline-level="2">Informaciones según § 5 TMG</text:h>
      <text:p text:style-name="P1">Manuel Helbing </text:p>
      <text:p text:style-name="P1"/>
      <text:p text:style-name="P1">Contacto:</text:p>
      <text:p text:style-name="P1">Por favor, utilice <office:annotation office:name="__Annotation__3007_1733192627"><dc:creator>Unknown Author</dc:creator><dc:date>2019-01-26T14:03:41.464000000</dc:date><text:p text:style-name="P3"><text:span text:style-name="T1">Will link to contact page</text:span></text:p></office:annotation>el formulario de contacto<office:annotation-end office:name="__Annotation__3007_1733192627"/>.</text:p>
      <text:p text:style-name="P1"/>
      <text:h text:style-name="Heading_20_2" text:outline-level="2">Traducciones</text:h>
      <text:p text:style-name="P2">Árabe: …</text:p>
      <text:p text:style-name="P1">Alemán: Manuel Helbing</text:p>
      <text:p text:style-name="P1">Castellano: Angela Klimek</text:p>
      <text:p text:style-name="P2">Francés: …</text:p>
      <text:p text:style-name="P2">Griego: …</text:p>
      <text:p text:style-name="P1">Inglés: Manuel Helbing / Angela Klimek</text:p>
      <text:p text:style-name="P2">Italiano: …</text:p>
      <text:p text:style-name="P2">Ruso: …</text:p>
      <text:p text:style-name="P1"/>
      <text:h text:style-name="Heading_20_2" text:outline-level="2">Exclusión de responsabilidad </text:h>
      <text:h text:style-name="Heading_20_3" text:outline-level="3">La responsabilidad por los enlaces</text:h>
      <text:p text:style-name="P1">Nuestra oferta contiene enlaces a páginas web externas de terceros sobre cuyos contenidos no tenemos ninguna influencia. <text:s/>Por lo tanto, no podemos asumir ninguna responsabilidad por estos contenidos externos. El proveedor u operador de las páginas enlazadas es siempre responsable de los contenidos de las páginas enlazadas. En el momento de establecer el enlace, las páginas enlazadas fueron revisadas en busca de posibles infracciones legales. Los contenidos ilegales no eran reconocibles en el momento de la vinculación. Sin embargo, un control permanente de los contenidos de las páginas enlazadas no es razonable sin pruebas concretas de una violación de la ley. <text:s/>Eliminaremos dichos enlaces inmediatamente después de tener conocimiento de cualquier violación de la ley. </text:p>
      <text:p text:style-name="P1"/>
      <text:h text:style-name="Heading_20_3" text:outline-level="3">La propiedad intelectual</text:h>
      <text:p text:style-name="P1">Los contenidos y trabajos de estas páginas creados por los operadores del sitio están sujetos a la ley alemana de derechos de autor. La reproducción, el procesamiento, la distribución y cualquier forma de comercialización de dicho material fuera del alcance de la ley de derechos de autor requerirá el consentimiento previo por escrito de su respectivo autor o creador. Las descargas y copias de estas páginas sólo están permitidas para uso privado y no comercial. En la medida en que el contenido de este sitio no haya sido creado por el operador, se respetarán los derechos de autor de terceros. En particular, los contenidos de terceros están marcados como tales. No obstante, en caso de que tenga conocimiento de una infracción de los derechos de autor, le rogamos que nos lo comunique. Tan pronto como tengamos conocimiento de cualquier infracción de la ley, eliminaremos dicho contenido inmediatamente.</text:p>
      <text:p text:style-name="P1"/>
      <text:h text:style-name="Heading_20_3" text:outline-level="3"><text:soft-page-break/>La protección de datos</text:h>
      <text:p text:style-name="P1">El uso de nuestra página web es posible sin indicación de datos personales. En la medida en que en nuestras páginas se recogen datos personales (por ejemplo, nombre, dirección o dirección de correo electrónico), esto se realiza, en la medida de lo posible, siempre de forma voluntaria. Estos datos no serán cedidos a terceros sin su consentimiento expreso.</text:p>
      <text:p text:style-name="P1"><text:s/></text:p>
      <text:p text:style-name="P1">Quisiéramos señalar que la transmisión de datos a través de Internet (por ejemplo, la comunicación por correo electrónico) puede estar sujeta a vulnerabilidades de seguridad. No es posible una protección completa de los datos contra el acceso de terceros.</text:p>
      <text:p text:style-name="P1"/>
      <text:p text:style-name="P1">El uso de direcciones postales, números de teléfono o fax y direcciones de correo electrónico publicados con fines de marketing está prohibido, los infractores que envíen mensajes de spam no deseados serán castigados. Los operadores de estas páginas se reservan expresamente el derecho de emprender acciones legales contra el envío no solicitado o por correo electrónico de spam y otros materiales publicitarios simila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01:20.916000000</meta:creation-date>
    <dc:date>2019-01-26T14:03:58.510000000</dc:date>
    <meta:editing-duration>PT2M37S</meta:editing-duration>
    <meta:editing-cycles>1</meta:editing-cycles>
    <meta:document-statistic meta:table-count="0" meta:image-count="0" meta:object-count="0" meta:page-count="2" meta:paragraph-count="24" meta:word-count="478" meta:character-count="3080" meta:non-whitespace-character-count="2619"/>
    <meta:generator>LibreOffice/6.1.4.2$Windows_X86_64 LibreOffice_project/9d0f32d1f0b509096fd65e0d4bec26ddd1938fd3</meta:generator>
  </office:meta>
</office:document-meta>
</file>